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data-style-name="N10">
      <style:table-cell-properties fo:background-color="#ffff00"/>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 style:family="table-cell" style:parent-style-name="Default" style:data-style-name="N10"/>
    <style:style style:name="ce8" style:family="table-cell" style:parent-style-name="Default">
      <style:table-cell-properties fo:background-color="transparent"/>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15" style:family="table-cell" style:parent-style-name="Default">
      <style:table-cell-properties fo:background-color="#ffffcc"/>
    </style:style>
    <style:style style:name="ce16"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17"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20" style:family="table-cell" style:parent-style-name="Default">
      <style:table-cell-properties fo:background-color="#ccccff"/>
      <style:text-properties fo:font-style="normal" style:font-style-asian="normal" style:font-style-complex="normal"/>
    </style:style>
    <style:style style:name="ce21" style:family="table-cell" style:parent-style-name="Default">
      <style:table-cell-properties fo:border-bottom="none" fo:background-color="#ccccff" fo:border-left="none" fo:border-right="none" fo:border-top="0.99pt solid #000000"/>
    </style:style>
    <style:style style:name="ce22"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none" fo:border-left="none" fo:border-right="0.99pt solid #000000" fo:border-top="0.99pt solid #000000"/>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25" style:family="table-cell" style:parent-style-name="Default">
      <style:table-cell-properties fo:background-color="#ffccff"/>
      <style:text-properties fo:font-style="normal" style:font-style-asian="normal" style:font-style-complex="normal"/>
    </style:style>
    <style:style style:name="ce26" style:family="table-cell" style:parent-style-name="Default">
      <style:text-properties style:use-window-font-color="true" fo:font-style="normal" style:font-style-asian="normal" style:font-style-complex="normal"/>
    </style:style>
    <style:style style:name="ce27" style:family="table-cell" style:parent-style-name="Default">
      <style:table-cell-properties fo:background-color="#ccffff" fo:wrap-option="wrap" style:vertical-align="top"/>
    </style:style>
    <style:style style:name="ce28" style:family="table-cell" style:parent-style-name="Default">
      <style:table-cell-properties fo:background-color="#ccccff"/>
    </style:style>
    <style:style style:name="ce29" style:family="table-cell" style:parent-style-name="Default">
      <style:table-cell-properties fo:background-color="#ffccff"/>
    </style:style>
    <style:style style:name="ce30"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7"/>
        <table:table-column table:style-name="co7" table:default-cell-style-name="ce20"/>
        <table:table-column table:style-name="co8" table:default-cell-style-name="ce22"/>
        <table:table-column table:style-name="co9" table:default-cell-style-name="ce25"/>
        <table:table-column table:style-name="co10" table:default-cell-style-name="ce26"/>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0.9" calcext:value-type="percentage">
            <text:p>90%</text:p>
          </table:table-cell>
          <table:table-cell/>
          <table:table-cell table:style-name="ce2" office:value-type="string" calcext:value-type="string">
            <text:p>Realm</text:p>
          </table:table-cell>
          <table:table-cell table:style-name="ce5" office:value-type="percentage" office:value="1.05" calcext:value-type="percentage">
            <text:p>105%</text:p>
          </table:table-cell>
          <table:table-cell table:style-name="ce7" table:formula="of:=[.$B$2]*[.$E$2]" office:value-type="percentage" office:value="0.945" calcext:value-type="percentage">
            <text:p>9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94" calcext:value-type="float">
            <text:p>94</text:p>
          </table:table-cell>
          <table:table-cell table:formula="of:=1+FLOOR([.I3]/15; 1; 0)" office:value-type="float" office:value="7" calcext:value-type="float">
            <text:p>7</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19" calcext:value-type="float">
            <text:p>19</text:p>
          </table:table-cell>
          <table:table-cell table:formula="of:=4*[.J3]*(1+[.K3])/2 + 2*[.L3]*(1+[.M3])/2" office:value-type="float" office:value="218" calcext:value-type="float">
            <text:p>218</text:p>
          </table:table-cell>
          <table:table-cell table:formula="of:=FLOOR([.H3]*3/5; 1; 0)" office:value-type="float" office:value="30" calcext:value-type="float">
            <text:p>30</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92" calcext:value-type="float">
            <text:p>92</text:p>
          </table:table-cell>
          <table:table-cell table:formula="of:=1+FLOOR([.I4]/15; 1; 0)" office:value-type="float" office:value="7" calcext:value-type="float">
            <text:p>7</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19" calcext:value-type="float">
            <text:p>19</text:p>
          </table:table-cell>
          <table:table-cell table:formula="of:=4*[.J4]*(1+[.K4])/2 + 2*[.L4]*(1+[.M4])/2" office:value-type="float" office:value="198" calcext:value-type="float">
            <text:p>198</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0.9" calcext:value-type="percentage">
            <text:p>90%</text:p>
          </table:table-cell>
          <table:table-cell/>
          <table:table-cell office:value-type="float" office:value="48" calcext:value-type="float">
            <text:p>48</text:p>
          </table:table-cell>
          <table:table-cell table:formula="of:=FLOOR(FLOOR(2*[.H5]*[.$B$2]; 1; 0)*[.$E$2]; 1; 0)" office:value-type="float" office:value="90" calcext:value-type="float">
            <text:p>90</text:p>
          </table:table-cell>
          <table:table-cell table:formula="of:=1+FLOOR([.I5]/15; 1; 0)" office:value-type="float" office:value="7" calcext:value-type="float">
            <text:p>7</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19" calcext:value-type="float">
            <text:p>19</text:p>
          </table:table-cell>
          <table:table-cell table:formula="of:=4*[.J5]*(1+[.K5])/2 + 2*[.L5]*(1+[.M5])/2" office:value-type="float" office:value="198" calcext:value-type="float">
            <text:p>198</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81" calcext:value-type="percentage">
            <text:p>81%</text:p>
          </table:table-cell>
          <table:table-cell/>
          <table:table-cell office:value-type="float" office:value="47" calcext:value-type="float">
            <text:p>47</text:p>
          </table:table-cell>
          <table:table-cell table:formula="of:=FLOOR(FLOOR(2*[.H6]*[.$B$2]; 1; 0)*[.$E$2]; 1; 0)" office:value-type="float" office:value="88" calcext:value-type="float">
            <text:p>88</text:p>
          </table:table-cell>
          <table:table-cell table:formula="of:=1+FLOOR([.I6]/15; 1; 0)" office:value-type="float" office:value="6" calcext:value-type="float">
            <text:p>6</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18" calcext:value-type="float">
            <text:p>18</text:p>
          </table:table-cell>
          <table:table-cell table:formula="of:=4*[.J6]*(1+[.K6])/2 + 2*[.L6]*(1+[.M6])/2" office:value-type="float" office:value="167" calcext:value-type="float">
            <text:p>167</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035" calcext:value-type="percentage">
            <text:p>104%</text:p>
          </table:table-cell>
          <table:table-cell/>
          <table:table-cell office:value-type="float" office:value="46" calcext:value-type="float">
            <text:p>46</text:p>
          </table:table-cell>
          <table:table-cell table:formula="of:=FLOOR(FLOOR(2*[.H7]*[.$B$2]; 1; 0)*[.$E$2]; 1; 0)" office:value-type="float" office:value="86" calcext:value-type="float">
            <text:p>86</text:p>
          </table:table-cell>
          <table:table-cell table:formula="of:=1+FLOOR([.I7]/15; 1; 0)" office:value-type="float" office:value="6" calcext:value-type="float">
            <text:p>6</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18" calcext:value-type="float">
            <text:p>18</text:p>
          </table:table-cell>
          <table:table-cell table:formula="of:=4*[.J7]*(1+[.K7])/2 + 2*[.L7]*(1+[.M7])/2" office:value-type="float" office:value="167" calcext:value-type="float">
            <text:p>167</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0.9" calcext:value-type="percentage">
            <text:p>90%</text:p>
          </table:table-cell>
          <table:table-cell/>
          <table:table-cell office:value-type="float" office:value="45" calcext:value-type="float">
            <text:p>45</text:p>
          </table:table-cell>
          <table:table-cell table:formula="of:=FLOOR(FLOOR(2*[.H8]*[.$B$2]; 1; 0)*[.$E$2]; 1; 0)" office:value-type="float" office:value="85" calcext:value-type="float">
            <text:p>85</text:p>
          </table:table-cell>
          <table:table-cell table:formula="of:=1+FLOOR([.I8]/15; 1; 0)" office:value-type="float" office:value="6" calcext:value-type="float">
            <text:p>6</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18" calcext:value-type="float">
            <text:p>18</text:p>
          </table:table-cell>
          <table:table-cell table:formula="of:=4*[.J8]*(1+[.K8])/2 + 2*[.L8]*(1+[.M8])/2" office:value-type="float" office:value="167" calcext:value-type="float">
            <text:p>167</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81" calcext:value-type="percentage">
            <text:p>81%</text:p>
          </table:table-cell>
          <table:table-cell/>
          <table:table-cell office:value-type="float" office:value="44" calcext:value-type="float">
            <text:p>44</text:p>
          </table:table-cell>
          <table:table-cell table:formula="of:=FLOOR(FLOOR(2*[.H9]*[.$B$2]; 1; 0)*[.$E$2]; 1; 0)" office:value-type="float" office:value="82" calcext:value-type="float">
            <text:p>82</text:p>
          </table:table-cell>
          <table:table-cell table:formula="of:=1+FLOOR([.I9]/15; 1; 0)" office:value-type="float" office:value="6" calcext:value-type="float">
            <text:p>6</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17" calcext:value-type="float">
            <text:p>17</text:p>
          </table:table-cell>
          <table:table-cell table:formula="of:=4*[.J9]*(1+[.K9])/2 + 2*[.L9]*(1+[.M9])/2" office:value-type="float" office:value="162" calcext:value-type="float">
            <text:p>162</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855" calcext:value-type="percentage">
            <text:p>86%</text:p>
          </table:table-cell>
          <table:table-cell/>
          <table:table-cell office:value-type="float" office:value="43" calcext:value-type="float">
            <text:p>43</text:p>
          </table:table-cell>
          <table:table-cell table:formula="of:=FLOOR(FLOOR(2*[.H10]*[.$B$2]; 1; 0)*[.$E$2]; 1; 0)" office:value-type="float" office:value="80" calcext:value-type="float">
            <text:p>80</text:p>
          </table:table-cell>
          <table:table-cell table:formula="of:=1+FLOOR([.I10]/15; 1; 0)" office:value-type="float" office:value="6" calcext:value-type="float">
            <text:p>6</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17" calcext:value-type="float">
            <text:p>17</text:p>
          </table:table-cell>
          <table:table-cell table:formula="of:=4*[.J10]*(1+[.K10])/2 + 2*[.L10]*(1+[.M10])/2" office:value-type="float" office:value="162" calcext:value-type="float">
            <text:p>162</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81" calcext:value-type="percentage">
            <text:p>81%</text:p>
          </table:table-cell>
          <table:table-cell/>
          <table:table-cell office:value-type="float" office:value="42" calcext:value-type="float">
            <text:p>42</text:p>
          </table:table-cell>
          <table:table-cell table:formula="of:=FLOOR(FLOOR(2*[.H11]*[.$B$2]; 1; 0)*[.$E$2]; 1; 0)" office:value-type="float" office:value="78" calcext:value-type="float">
            <text:p>78</text:p>
          </table:table-cell>
          <table:table-cell table:formula="of:=1+FLOOR([.I11]/15; 1; 0)" office:value-type="float" office:value="6" calcext:value-type="float">
            <text:p>6</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17" calcext:value-type="float">
            <text:p>17</text:p>
          </table:table-cell>
          <table:table-cell table:formula="of:=4*[.J11]*(1+[.K11])/2 + 2*[.L11]*(1+[.M11])/2" office:value-type="float" office:value="162" calcext:value-type="float">
            <text:p>162</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81" calcext:value-type="percentage">
            <text:p>81%</text:p>
          </table:table-cell>
          <table:table-cell/>
          <table:table-cell office:value-type="float" office:value="41" calcext:value-type="float">
            <text:p>41</text:p>
          </table:table-cell>
          <table:table-cell table:formula="of:=FLOOR(FLOOR(2*[.H12]*[.$B$2]; 1; 0)*[.$E$2]; 1; 0)" office:value-type="float" office:value="76" calcext:value-type="float">
            <text:p>76</text:p>
          </table:table-cell>
          <table:table-cell table:formula="of:=1+FLOOR([.I12]/15; 1; 0)" office:value-type="float" office:value="6" calcext:value-type="float">
            <text:p>6</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6" calcext:value-type="float">
            <text:p>16</text:p>
          </table:table-cell>
          <table:table-cell table:formula="of:=4*[.J12]*(1+[.K12])/2 + 2*[.L12]*(1+[.M12])/2" office:value-type="float" office:value="157" calcext:value-type="float">
            <text:p>157</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75" calcext:value-type="float">
            <text:p>75</text:p>
          </table:table-cell>
          <table:table-cell table:formula="of:=1+FLOOR([.I13]/15; 1; 0)" office:value-type="float" office:value="6" calcext:value-type="float">
            <text:p>6</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6" calcext:value-type="float">
            <text:p>16</text:p>
          </table:table-cell>
          <table:table-cell table:formula="of:=4*[.J13]*(1+[.K13])/2 + 2*[.L13]*(1+[.M13])/2" office:value-type="float" office:value="157" calcext:value-type="float">
            <text:p>157</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73" calcext:value-type="float">
            <text:p>73</text:p>
          </table:table-cell>
          <table:table-cell table:formula="of:=1+FLOOR([.I14]/15; 1; 0)" office:value-type="float" office:value="5" calcext:value-type="float">
            <text:p>5</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6" calcext:value-type="float">
            <text:p>16</text:p>
          </table:table-cell>
          <table:table-cell table:formula="of:=4*[.J14]*(1+[.K14])/2 + 2*[.L14]*(1+[.M14])/2" office:value-type="float" office:value="128" calcext:value-type="float">
            <text:p>128</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71" calcext:value-type="float">
            <text:p>71</text:p>
          </table:table-cell>
          <table:table-cell table:formula="of:=1+FLOOR([.I15]/15; 1; 0)" office:value-type="float" office:value="5" calcext:value-type="float">
            <text:p>5</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5" calcext:value-type="float">
            <text:p>15</text:p>
          </table:table-cell>
          <table:table-cell table:formula="of:=4*[.J15]*(1+[.K15])/2 + 2*[.L15]*(1+[.M15])/2" office:value-type="float" office:value="124" calcext:value-type="float">
            <text:p>124</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69" calcext:value-type="float">
            <text:p>69</text:p>
          </table:table-cell>
          <table:table-cell table:formula="of:=1+FLOOR([.I16]/15; 1; 0)" office:value-type="float" office:value="5" calcext:value-type="float">
            <text:p>5</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5" calcext:value-type="float">
            <text:p>15</text:p>
          </table:table-cell>
          <table:table-cell table:formula="of:=4*[.J16]*(1+[.K16])/2 + 2*[.L16]*(1+[.M16])/2" office:value-type="float" office:value="124" calcext:value-type="float">
            <text:p>124</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67" calcext:value-type="float">
            <text:p>67</text:p>
          </table:table-cell>
          <table:table-cell table:formula="of:=1+FLOOR([.I17]/15; 1; 0)" office:value-type="float" office:value="5" calcext:value-type="float">
            <text:p>5</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5" calcext:value-type="float">
            <text:p>15</text:p>
          </table:table-cell>
          <table:table-cell table:formula="of:=4*[.J17]*(1+[.K17])/2 + 2*[.L17]*(1+[.M17])/2" office:value-type="float" office:value="124" calcext:value-type="float">
            <text:p>124</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66" calcext:value-type="float">
            <text:p>66</text:p>
          </table:table-cell>
          <table:table-cell table:formula="of:=1+FLOOR([.I18]/15; 1; 0)" office:value-type="float" office:value="5" calcext:value-type="float">
            <text:p>5</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5" calcext:value-type="float">
            <text:p>15</text:p>
          </table:table-cell>
          <table:table-cell table:formula="of:=4*[.J18]*(1+[.K18])/2 + 2*[.L18]*(1+[.M18])/2" office:value-type="float" office:value="124" calcext:value-type="float">
            <text:p>124</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64" calcext:value-type="float">
            <text:p>64</text:p>
          </table:table-cell>
          <table:table-cell table:formula="of:=1+FLOOR([.I19]/15; 1; 0)" office:value-type="float" office:value="5" calcext:value-type="float">
            <text:p>5</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4" calcext:value-type="float">
            <text:p>14</text:p>
          </table:table-cell>
          <table:table-cell table:formula="of:=4*[.J19]*(1+[.K19])/2 + 2*[.L19]*(1+[.M19])/2" office:value-type="float" office:value="120" calcext:value-type="float">
            <text:p>120</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61" calcext:value-type="float">
            <text:p>61</text:p>
          </table:table-cell>
          <table:table-cell table:formula="of:=1+FLOOR([.I20]/15; 1; 0)" office:value-type="float" office:value="5" calcext:value-type="float">
            <text:p>5</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4" calcext:value-type="float">
            <text:p>14</text:p>
          </table:table-cell>
          <table:table-cell table:formula="of:=4*[.J20]*(1+[.K20])/2 + 2*[.L20]*(1+[.M20])/2" office:value-type="float" office:value="120" calcext:value-type="float">
            <text:p>120</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59" calcext:value-type="float">
            <text:p>59</text:p>
          </table:table-cell>
          <table:table-cell table:formula="of:=1+FLOOR([.I21]/15; 1; 0)" office:value-type="float" office:value="4" calcext:value-type="float">
            <text:p>4</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3" calcext:value-type="float">
            <text:p>13</text:p>
          </table:table-cell>
          <table:table-cell table:formula="of:=4*[.J21]*(1+[.K21])/2 + 2*[.L21]*(1+[.M21])/2" office:value-type="float" office:value="104" calcext:value-type="float">
            <text:p>104</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57" calcext:value-type="float">
            <text:p>57</text:p>
          </table:table-cell>
          <table:table-cell table:formula="of:=1+FLOOR([.I22]/15; 1; 0)" office:value-type="float" office:value="4" calcext:value-type="float">
            <text:p>4</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3" calcext:value-type="float">
            <text:p>13</text:p>
          </table:table-cell>
          <table:table-cell table:formula="of:=4*[.J22]*(1+[.K22])/2 + 2*[.L22]*(1+[.M22])/2" office:value-type="float" office:value="96" calcext:value-type="float">
            <text:p>96</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56" calcext:value-type="float">
            <text:p>56</text:p>
          </table:table-cell>
          <table:table-cell table:formula="of:=1+FLOOR([.I23]/15; 1; 0)" office:value-type="float" office:value="4" calcext:value-type="float">
            <text:p>4</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3" calcext:value-type="float">
            <text:p>13</text:p>
          </table:table-cell>
          <table:table-cell table:formula="of:=4*[.J23]*(1+[.K23])/2 + 2*[.L23]*(1+[.M23])/2" office:value-type="float" office:value="96" calcext:value-type="float">
            <text:p>96</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54" calcext:value-type="float">
            <text:p>54</text:p>
          </table:table-cell>
          <table:table-cell table:formula="of:=1+FLOOR([.I24]/15; 1; 0)" office:value-type="float" office:value="4" calcext:value-type="float">
            <text:p>4</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3" calcext:value-type="float">
            <text:p>13</text:p>
          </table:table-cell>
          <table:table-cell table:formula="of:=4*[.J24]*(1+[.K24])/2 + 2*[.L24]*(1+[.M24])/2" office:value-type="float" office:value="82" calcext:value-type="float">
            <text:p>82</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52" calcext:value-type="float">
            <text:p>52</text:p>
          </table:table-cell>
          <table:table-cell table:formula="of:=1+FLOOR([.I25]/15; 1; 0)" office:value-type="float" office:value="4" calcext:value-type="float">
            <text:p>4</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2" calcext:value-type="float">
            <text:p>12</text:p>
          </table:table-cell>
          <table:table-cell table:formula="of:=4*[.J25]*(1+[.K25])/2 + 2*[.L25]*(1+[.M25])/2" office:value-type="float" office:value="79" calcext:value-type="float">
            <text:p>79</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50" calcext:value-type="float">
            <text:p>50</text:p>
          </table:table-cell>
          <table:table-cell table:formula="of:=1+FLOOR([.I26]/15; 1; 0)" office:value-type="float" office:value="4" calcext:value-type="float">
            <text:p>4</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2" calcext:value-type="float">
            <text:p>12</text:p>
          </table:table-cell>
          <table:table-cell table:formula="of:=4*[.J26]*(1+[.K26])/2 + 2*[.L26]*(1+[.M26])/2" office:value-type="float" office:value="79" calcext:value-type="float">
            <text:p>79</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48" calcext:value-type="float">
            <text:p>48</text:p>
          </table:table-cell>
          <table:table-cell table:formula="of:=1+FLOOR([.I27]/15; 1; 0)" office:value-type="float" office:value="4" calcext:value-type="float">
            <text:p>4</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2" calcext:value-type="float">
            <text:p>12</text:p>
          </table:table-cell>
          <table:table-cell table:formula="of:=4*[.J27]*(1+[.K27])/2 + 2*[.L27]*(1+[.M27])/2" office:value-type="float" office:value="79" calcext:value-type="float">
            <text:p>79</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47" calcext:value-type="float">
            <text:p>47</text:p>
          </table:table-cell>
          <table:table-cell table:formula="of:=1+FLOOR([.I28]/15; 1; 0)" office:value-type="float" office:value="4" calcext:value-type="float">
            <text:p>4</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1" calcext:value-type="float">
            <text:p>11</text:p>
          </table:table-cell>
          <table:table-cell table:formula="of:=4*[.J28]*(1+[.K28])/2 + 2*[.L28]*(1+[.M28])/2" office:value-type="float" office:value="76" calcext:value-type="float">
            <text:p>76</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45" calcext:value-type="float">
            <text:p>45</text:p>
          </table:table-cell>
          <table:table-cell table:formula="of:=1+FLOOR([.I29]/15; 1; 0)" office:value-type="float" office:value="4" calcext:value-type="float">
            <text:p>4</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1" calcext:value-type="float">
            <text:p>11</text:p>
          </table:table-cell>
          <table:table-cell table:formula="of:=4*[.J29]*(1+[.K29])/2 + 2*[.L29]*(1+[.M29])/2" office:value-type="float" office:value="76" calcext:value-type="float">
            <text:p>76</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43" calcext:value-type="float">
            <text:p>43</text:p>
          </table:table-cell>
          <table:table-cell table:formula="of:=1+FLOOR([.I30]/15; 1; 0)" office:value-type="float" office:value="3" calcext:value-type="float">
            <text:p>3</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1" calcext:value-type="float">
            <text:p>11</text:p>
          </table:table-cell>
          <table:table-cell table:formula="of:=4*[.J30]*(1+[.K30])/2 + 2*[.L30]*(1+[.M30])/2" office:value-type="float" office:value="66" calcext:value-type="float">
            <text:p>66</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40" calcext:value-type="float">
            <text:p>40</text:p>
          </table:table-cell>
          <table:table-cell table:formula="of:=1+FLOOR([.I31]/15; 1; 0)" office:value-type="float" office:value="3" calcext:value-type="float">
            <text:p>3</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0" calcext:value-type="float">
            <text:p>10</text:p>
          </table:table-cell>
          <table:table-cell table:formula="of:=4*[.J31]*(1+[.K31])/2 + 2*[.L31]*(1+[.M31])/2" office:value-type="float" office:value="63" calcext:value-type="float">
            <text:p>63</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38" calcext:value-type="float">
            <text:p>38</text:p>
          </table:table-cell>
          <table:table-cell table:formula="of:=1+FLOOR([.I32]/15; 1; 0)" office:value-type="float" office:value="3" calcext:value-type="float">
            <text:p>3</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0" calcext:value-type="float">
            <text:p>10</text:p>
          </table:table-cell>
          <table:table-cell table:formula="of:=4*[.J32]*(1+[.K32])/2 + 2*[.L32]*(1+[.M32])/2" office:value-type="float" office:value="63" calcext:value-type="float">
            <text:p>63</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37" calcext:value-type="float">
            <text:p>37</text:p>
          </table:table-cell>
          <table:table-cell table:formula="of:=1+FLOOR([.I33]/15; 1; 0)" office:value-type="float" office:value="3" calcext:value-type="float">
            <text:p>3</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0" calcext:value-type="float">
            <text:p>10</text:p>
          </table:table-cell>
          <table:table-cell table:formula="of:=4*[.J33]*(1+[.K33])/2 + 2*[.L33]*(1+[.M33])/2" office:value-type="float" office:value="63" calcext:value-type="float">
            <text:p>63</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35" calcext:value-type="float">
            <text:p>35</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9" calcext:value-type="float">
            <text:p>9</text:p>
          </table:table-cell>
          <table:table-cell table:formula="of:=4*[.J34]*(1+[.K34])/2 + 2*[.L34]*(1+[.M34])/2" office:value-type="float" office:value="50" calcext:value-type="float">
            <text:p>50</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33" calcext:value-type="float">
            <text:p>33</text:p>
          </table:table-cell>
          <table:table-cell table:formula="of:=1+FLOOR([.I35]/15; 1; 0)" office:value-type="float" office:value="3" calcext:value-type="float">
            <text:p>3</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9" calcext:value-type="float">
            <text:p>9</text:p>
          </table:table-cell>
          <table:table-cell table:formula="of:=4*[.J35]*(1+[.K35])/2 + 2*[.L35]*(1+[.M35])/2" office:value-type="float" office:value="50" calcext:value-type="float">
            <text:p>50</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1" calcext:value-type="float">
            <text:p>31</text:p>
          </table:table-cell>
          <table:table-cell table:formula="of:=1+FLOOR([.I36]/15; 1; 0)" office:value-type="float" office:value="3" calcext:value-type="float">
            <text:p>3</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9" calcext:value-type="float">
            <text:p>9</text:p>
          </table:table-cell>
          <table:table-cell table:formula="of:=4*[.J36]*(1+[.K36])/2 + 2*[.L36]*(1+[.M36])/2" office:value-type="float" office:value="50" calcext:value-type="float">
            <text:p>50</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29" calcext:value-type="float">
            <text:p>29</text:p>
          </table:table-cell>
          <table:table-cell table:formula="of:=1+FLOOR([.I37]/15; 1; 0)" office:value-type="float" office:value="2" calcext:value-type="float">
            <text:p>2</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8" calcext:value-type="float">
            <text:p>8</text:p>
          </table:table-cell>
          <table:table-cell table:formula="of:=4*[.J37]*(1+[.K37])/2 + 2*[.L37]*(1+[.M37])/2" office:value-type="float" office:value="38" calcext:value-type="float">
            <text:p>38</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28" calcext:value-type="float">
            <text:p>28</text:p>
          </table:table-cell>
          <table:table-cell table:formula="of:=1+FLOOR([.I38]/15; 1; 0)" office:value-type="float" office:value="2" calcext:value-type="float">
            <text:p>2</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8" calcext:value-type="float">
            <text:p>8</text:p>
          </table:table-cell>
          <table:table-cell table:formula="of:=4*[.J38]*(1+[.K38])/2 + 2*[.L38]*(1+[.M38])/2" office:value-type="float" office:value="34" calcext:value-type="float">
            <text:p>34</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26" calcext:value-type="float">
            <text:p>26</text:p>
          </table:table-cell>
          <table:table-cell table:formula="of:=1+FLOOR([.I39]/15; 1; 0)" office:value-type="float" office:value="2" calcext:value-type="float">
            <text:p>2</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8" calcext:value-type="float">
            <text:p>8</text:p>
          </table:table-cell>
          <table:table-cell table:formula="of:=4*[.J39]*(1+[.K39])/2 + 2*[.L39]*(1+[.M39])/2" office:value-type="float" office:value="34" calcext:value-type="float">
            <text:p>34</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4" calcext:value-type="float">
            <text:p>24</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2" calcext:value-type="float">
            <text:p>22</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7" calcext:value-type="float">
            <text:p>7</text:p>
          </table:table-cell>
          <table:table-cell table:formula="of:=4*[.J41]*(1+[.K41])/2 + 2*[.L41]*(1+[.M41])/2" office:value-type="float" office:value="32" calcext:value-type="float">
            <text:p>32</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19" calcext:value-type="float">
            <text:p>19</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7" calcext:value-type="float">
            <text:p>7</text:p>
          </table:table-cell>
          <table:table-cell table:formula="of:=4*[.J42]*(1+[.K42])/2 + 2*[.L42]*(1+[.M42])/2" office:value-type="float" office:value="32" calcext:value-type="float">
            <text:p>32</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18" calcext:value-type="float">
            <text:p>18</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16" calcext:value-type="float">
            <text:p>16</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6" calcext:value-type="float">
            <text:p>6</text:p>
          </table:table-cell>
          <table:table-cell table:formula="of:=4*[.J44]*(1+[.K44])/2 + 2*[.L44]*(1+[.M44])/2" office:value-type="float" office:value="23" calcext:value-type="float">
            <text:p>23</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4" calcext:value-type="float">
            <text:p>14</text:p>
          </table:table-cell>
          <table:table-cell table:formula="of:=1+FLOOR([.I45]/15; 1; 0)" office:value-type="float" office:value="1" calcext:value-type="float">
            <text:p>1</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6" calcext:value-type="float">
            <text:p>6</text:p>
          </table:table-cell>
          <table:table-cell table:formula="of:=4*[.J45]*(1+[.K45])/2 + 2*[.L45]*(1+[.M45])/2" office:value-type="float" office:value="15" calcext:value-type="float">
            <text:p>15</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2" calcext:value-type="float">
            <text:p>12</text:p>
          </table:table-cell>
          <table:table-cell table:formula="of:=1+FLOOR([.I46]/15; 1; 0)" office:value-type="float" office:value="1" calcext:value-type="float">
            <text:p>1</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15" calcext:value-type="float">
            <text:p>15</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0" calcext:value-type="float">
            <text:p>10</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5" calcext:value-type="float">
            <text:p>5</text:p>
          </table:table-cell>
          <table:table-cell table:formula="of:=4*[.J47]*(1+[.K47])/2 + 2*[.L47]*(1+[.M47])/2" office:value-type="float" office:value="14" calcext:value-type="float">
            <text:p>14</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9" calcext:value-type="float">
            <text:p>9</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7" calcext:value-type="float">
            <text:p>7</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5" calcext:value-type="float">
            <text:p>5</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4" calcext:value-type="float">
            <text:p>4</text:p>
          </table:table-cell>
          <table:table-cell table:formula="of:=4*[.J50]*(1+[.K50])/2 + 2*[.L50]*(1+[.M50])/2" office:value-type="float" office:value="13" calcext:value-type="float">
            <text:p>13</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3" calcext:value-type="float">
            <text:p>3</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1" calcext:value-type="float">
            <text:p>1</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0">00/00/0000</text:date>, <text:time style:data-style-name="N2" text:time-value="16:03:34.5113067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8-10T20:25:03.500707117</dc:date>
    <meta:editing-duration>PT16H15M29S</meta:editing-duration>
    <meta:editing-cycles>31</meta:editing-cycles>
    <meta:generator>LibreOffice/4.2.8.2$Linux_X86_64 LibreOffice_project/420m0$Build-2</meta:generator>
    <meta:document-statistic meta:table-count="3" meta:cell-count="946" meta:object-count="0"/>
  </office:meta>
</office:document-meta>
</file>